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Bitstream Vera Sans Mono" fo:font-size="16pt" style:text-underline-style="solid" style:text-underline-width="auto" style:text-underline-color="font-color" fo:font-weight="bold" officeooo:rsid="000202a0" officeooo:paragraph-rsid="000202a0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Bitstream Vera Sans Mono" fo:font-size="16pt" style:text-underline-style="solid" style:text-underline-width="auto" style:text-underline-color="font-color" fo:font-weight="bold" officeooo:rsid="000202a0" officeooo:paragraph-rsid="000202a0" fo:background-color="transparent" style:font-size-asian="16pt" style:font-weight-asian="bold" style:font-size-complex="16pt" style:font-weight-complex="bold"/>
    </style:style>
    <style:style style:name="P3" style:family="paragraph" style:parent-style-name="Standard">
      <style:text-properties style:font-name="Bitstream Vera Sans Mono" fo:font-weight="normal" officeooo:rsid="000202a0" officeooo:paragraph-rsid="000202a0" fo:background-color="transparent" style:font-weight-asian="normal" style:font-weight-complex="normal"/>
    </style:style>
    <style:style style:name="P4" style:family="paragraph" style:parent-style-name="Standard">
      <style:text-properties style:font-name="Bitstream Vera Sans Mono" fo:font-weight="bold" officeooo:rsid="000202a0" officeooo:paragraph-rsid="000202a0" fo:background-color="#ff8000" style:font-weight-asian="bold" style:font-weight-complex="bold"/>
    </style:style>
    <style:style style:name="P5" style:family="paragraph" style:parent-style-name="Standard">
      <style:text-properties style:font-name="Bitstream Vera Sans Mono" fo:font-weight="bold" officeooo:rsid="000202a0" officeooo:paragraph-rsid="000202a0" fo:background-color="transparent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0202a0" officeooo:paragraph-rsid="000202a0" fo:background-color="transparent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026ffe" officeooo:paragraph-rsid="00026ffe" fo:background-color="transparent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style:line-height-at-least="0.503cm"/>
      <style:text-properties style:font-name="Droid Sans Mono" fo:font-size="10pt" fo:font-weight="normal" fo:background-color="#1e1e1e" style:font-size-asian="10pt" style:font-size-complex="10pt"/>
    </style:style>
    <style:style style:name="P9" style:family="paragraph" style:parent-style-name="Standard">
      <style:paragraph-properties fo:text-align="justify" style:justify-single-word="false"/>
      <style:text-properties fo:color="#d4d4d4" style:font-name="Droid Sans Mono" fo:font-size="10pt" style:text-underline-style="none" fo:font-weight="normal" officeooo:rsid="00026ffe" officeooo:paragraph-rsid="00026ffe" fo:background-color="#1e1e1e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color="#d4d4d4" style:font-name="Droid Sans Mono" fo:font-size="10pt" style:text-underline-style="none" fo:font-weight="normal" officeooo:rsid="000202a0" officeooo:paragraph-rsid="000202a0" fo:background-color="#1e1e1e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style:line-height-at-least="0.503cm"/>
      <style:text-properties fo:color="#d4d4d4" style:font-name="Droid Sans Mono" fo:font-size="10pt" fo:font-weight="normal" fo:background-color="#1e1e1e" style:font-size-asian="10pt" style:font-size-complex="10pt"/>
    </style:style>
    <style:style style:name="P12" style:family="paragraph" style:parent-style-name="Standard">
      <style:paragraph-properties style:line-height-at-least="0.503cm"/>
      <style:text-properties fo:color="#6a9955" style:font-name="Droid Sans Mono" fo:font-size="10pt" fo:font-weight="normal" fo:background-color="#1e1e1e" style:font-size-asian="10pt" style:font-size-complex="10pt"/>
    </style:style>
    <style:style style:name="P13" style:family="paragraph" style:parent-style-name="Standard">
      <style:paragraph-properties style:line-height-at-least="0.503cm"/>
      <style:text-properties fo:font-size="10pt" style:font-size-asian="10pt" style:font-size-complex="10pt"/>
    </style:style>
    <style:style style:name="P14" style:family="paragraph" style:parent-style-name="Standard">
      <style:paragraph-properties fo:text-align="center" style:justify-single-word="false" fo:break-before="page"/>
      <style:text-properties style:font-name="Bitstream Vera Sans Mono" fo:font-size="16pt" style:text-underline-style="solid" style:text-underline-width="auto" style:text-underline-color="font-color" fo:font-weight="bold" officeooo:rsid="000202a0" officeooo:paragraph-rsid="000202a0" style:font-size-asian="16pt" style:font-weight-asian="bold" style:font-size-complex="16pt" style:font-weight-complex="bold"/>
    </style:style>
    <style:style style:name="P15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style:font-name="Bitstream Vera Sans Mono" fo:font-size="12pt" style:text-underline-style="none" fo:font-weight="normal" officeooo:rsid="00026ffe" officeooo:paragraph-rsid="00026ffe" fo:background-color="transparent" style:font-size-asian="10.5pt" style:font-weight-asian="normal" style:font-size-complex="12pt" style:font-weight-complex="normal"/>
    </style:style>
    <style:style style:name="P16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cm" style:auto-text-indent="false" style:page-number="auto" fo:background-color="transparent"/>
      <style:text-properties style:font-name="Bitstream Vera Sans Mono" fo:font-size="12pt" style:text-underline-style="none" fo:font-weight="normal" officeooo:rsid="00026ffe" officeooo:paragraph-rsid="00026ffe" fo:background-color="transparent" style:font-size-asian="10.5pt" style:font-weight-asian="normal" style:font-size-complex="12pt" style:font-weight-complex="normal"/>
    </style:style>
    <style:style style:name="P17" style:family="paragraph" style:parent-style-name="Standard">
      <loext:graphic-properties draw:fill="none"/>
      <style:paragraph-properties fo:margin-left="2cm" fo:margin-right="0cm" fo:text-align="justify" style:justify-single-word="false" fo:text-indent="0cm" style:auto-text-indent="false" fo:background-color="transparent"/>
      <style:text-properties style:font-name="Bitstream Vera Sans Mono" fo:font-size="12pt" style:text-underline-style="none" fo:font-weight="normal" officeooo:rsid="00026ffe" officeooo:paragraph-rsid="00026ffe" fo:background-color="transparent" style:font-size-asian="10.5pt" style:font-weight-asian="normal" style:font-size-complex="12pt" style:font-weight-complex="normal"/>
    </style:style>
    <style:style style:name="P18" style:family="paragraph" style:parent-style-name="Standard" style:master-page-name="">
      <loext:graphic-properties draw:fill="none"/>
      <style:paragraph-properties fo:margin-left="2cm" fo:margin-right="0cm" fo:text-align="justify" style:justify-single-word="false" fo:text-indent="0cm" style:auto-text-indent="false" style:page-number="auto" fo:background-color="transparent"/>
      <style:text-properties style:font-name="Bitstream Vera Sans Mono" fo:font-size="12pt" style:text-underline-style="none" fo:font-weight="normal" officeooo:rsid="00026ffe" officeooo:paragraph-rsid="00026ffe" fo:background-color="transparent" style:font-size-asian="10.5pt" style:font-weight-asian="normal" style:font-size-complex="12pt" style:font-weight-complex="normal"/>
    </style:style>
    <style:style style:name="P19" style:family="paragraph" style:parent-style-name="Standard" style:list-style-name="L1">
      <style:text-properties style:font-name="Bitstream Vera Sans Mono" style:text-underline-style="solid" style:text-underline-width="auto" style:text-underline-color="font-color" fo:font-weight="bold" officeooo:rsid="000202a0" officeooo:paragraph-rsid="000202a0" fo:background-color="#ff8000" style:font-weight-asian="bold" style:font-weight-complex="bold"/>
    </style:style>
    <style:style style:name="P20" style:family="paragraph" style:parent-style-name="Standard" style:list-style-name="L1">
      <style:text-properties style:font-name="Bitstream Vera Sans Mono" fo:font-weight="bold" officeooo:rsid="000202a0" officeooo:paragraph-rsid="000202a0" fo:background-color="#ff8000" style:font-weight-asian="bold" style:font-weight-complex="bold"/>
    </style:style>
    <style:style style:name="P21" style:family="paragraph" style:parent-style-name="Standard" style:list-style-name="L2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0202a0" officeooo:paragraph-rsid="000202a0" fo:background-color="#ff8000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0202a0" officeooo:paragraph-rsid="000202a0" fo:background-color="transparent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bold" officeooo:rsid="000202a0" officeooo:paragraph-rsid="0004be63" fo:background-color="transparent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bold" officeooo:rsid="000202a0" officeooo:paragraph-rsid="000202a0" fo:background-color="transparent" style:font-size-asian="10.5pt" style:font-weight-asian="bold" style:font-size-complex="12pt" style:font-weight-complex="bold"/>
    </style:style>
    <style:style style:name="P25" style:family="paragraph" style:parent-style-name="Standard" style:list-style-name="L3">
      <style:paragraph-properties fo:text-align="justify" style:justify-single-word="false"/>
      <style:text-properties officeooo:paragraph-rsid="0004be63"/>
    </style:style>
    <style:style style:name="P26" style:family="paragraph" style:parent-style-name="Standard" style:list-style-name="L4">
      <style:paragraph-properties fo:text-align="justify" style:justify-single-word="false"/>
      <style:text-properties officeooo:paragraph-rsid="0004be63"/>
    </style:style>
    <style:style style:name="P27" style:family="paragraph" style:parent-style-name="Standard">
      <style:paragraph-properties fo:text-align="justify" style:justify-single-word="false"/>
      <style:text-properties officeooo:paragraph-rsid="0004be63"/>
    </style:style>
    <style:style style:name="P28" style:family="paragraph" style:parent-style-name="Standard" style:list-style-name="L5">
      <style:paragraph-properties fo:text-align="justify" style:justify-single-word="false"/>
      <style:text-properties officeooo:paragraph-rsid="00053c6c"/>
    </style:style>
    <style:style style:name="P29" style:family="paragraph" style:parent-style-name="Standard">
      <style:paragraph-properties fo:text-align="justify" style:justify-single-word="false"/>
      <style:text-properties officeooo:paragraph-rsid="00053c6c"/>
    </style:style>
    <style:style style:name="P30" style:family="paragraph" style:parent-style-name="Standard" style:list-style-name="L6">
      <style:paragraph-properties fo:text-align="justify" style:justify-single-word="false"/>
      <style:text-properties officeooo:paragraph-rsid="00053c6c"/>
    </style:style>
    <style:style style:name="P31" style:family="paragraph" style:parent-style-name="Standard">
      <style:paragraph-properties style:line-height-at-least="0.503cm"/>
      <style:text-properties style:font-name="Droid Sans Mono" fo:font-size="10pt" fo:font-weight="normal" fo:background-color="#1e1e1e" style:font-size-asian="10pt" style:font-size-complex="10pt"/>
    </style:style>
    <style:style style:name="P32" style:family="paragraph" style:parent-style-name="Standard">
      <style:paragraph-properties fo:text-align="justify" style:justify-single-word="false"/>
      <style:text-properties fo:color="#d4d4d4" style:font-name="Droid Sans Mono" fo:font-size="10pt" fo:font-weight="normal" officeooo:paragraph-rsid="0004be63" fo:background-color="#1e1e1e" style:font-size-asian="10pt" style:font-size-complex="10pt"/>
    </style:style>
    <style:style style:name="P33" style:family="paragraph" style:parent-style-name="Standard">
      <style:paragraph-properties fo:text-align="justify" style:justify-single-word="false"/>
      <style:text-properties fo:color="#d4d4d4" style:font-name="Droid Sans Mono" fo:font-size="10pt" fo:font-weight="normal" officeooo:paragraph-rsid="00053c6c" fo:background-color="#1e1e1e" style:font-size-asian="10pt" style:font-size-complex="10pt"/>
    </style:style>
    <style:style style:name="P34" style:family="paragraph" style:parent-style-name="Standard">
      <style:paragraph-properties style:line-height-at-least="0.503cm"/>
      <style:text-properties fo:color="#d4d4d4" style:font-name="Droid Sans Mono" fo:font-size="10pt" fo:font-weight="normal" fo:background-color="#1e1e1e" style:font-size-asian="10pt" style:font-size-complex="10pt"/>
    </style:style>
    <style:style style:name="P35" style:family="paragraph" style:parent-style-name="Standard">
      <style:paragraph-properties fo:text-align="justify" style:justify-single-word="false"/>
      <style:text-properties fo:color="#d4d4d4" style:font-name="Droid Sans Mono" fo:font-size="10pt" style:text-underline-style="none" fo:font-weight="normal" officeooo:rsid="000202a0" officeooo:paragraph-rsid="000202a0" fo:background-color="#1e1e1e" style:font-size-asian="10pt" style:font-weight-asian="normal" style:font-size-complex="10pt" style:font-weight-complex="normal"/>
    </style:style>
    <style:style style:name="P36" style:family="paragraph" style:parent-style-name="Standard">
      <style:paragraph-properties style:line-height-at-least="0.503cm"/>
      <style:text-properties fo:font-size="10pt" style:font-size-asian="10pt" style:font-size-complex="10pt"/>
    </style:style>
    <style:style style:name="T1" style:family="text">
      <style:text-properties fo:color="#808080"/>
    </style:style>
    <style:style style:name="T2" style:family="text">
      <style:text-properties fo:color="#808080" style:font-name="Droid Sans Mono" fo:font-size="10.5pt" fo:font-weight="normal" fo:background-color="#1e1e1e" loext:char-shading-value="0"/>
    </style:style>
    <style:style style:name="T3" style:family="text">
      <style:text-properties fo:color="#808080" style:font-name="Droid Sans Mono" fo:font-weight="normal" fo:background-color="#1e1e1e" loext:char-shading-value="0"/>
    </style:style>
    <style:style style:name="T4" style:family="text">
      <style:text-properties fo:color="#569cd6"/>
    </style:style>
    <style:style style:name="T5" style:family="text">
      <style:text-properties fo:color="#569cd6" style:font-name="Droid Sans Mono" fo:font-size="10.5pt" fo:font-weight="normal" fo:background-color="#1e1e1e" loext:char-shading-value="0"/>
    </style:style>
    <style:style style:name="T6" style:family="text">
      <style:text-properties fo:color="#569cd6" style:font-name="Droid Sans Mono" fo:font-weight="normal" fo:background-color="#1e1e1e" loext:char-shading-value="0"/>
    </style:style>
    <style:style style:name="T7" style:family="text">
      <style:text-properties fo:color="#9cdcfe"/>
    </style:style>
    <style:style style:name="T8" style:family="text">
      <style:text-properties fo:color="#9cdcfe" style:font-name="Droid Sans Mono" fo:font-size="10.5pt" fo:font-weight="normal" fo:background-color="#1e1e1e" loext:char-shading-value="0"/>
    </style:style>
    <style:style style:name="T9" style:family="text">
      <style:text-properties fo:color="#9cdcfe" style:font-name="Droid Sans Mono" fo:font-weight="normal" fo:background-color="#1e1e1e" loext:char-shading-value="0"/>
    </style:style>
    <style:style style:name="T10" style:family="text">
      <style:text-properties fo:color="#ce9178"/>
    </style:style>
    <style:style style:name="T11" style:family="text">
      <style:text-properties fo:color="#ce9178" style:font-name="Droid Sans Mono" fo:font-size="10.5pt" fo:font-weight="normal" fo:background-color="#1e1e1e" loext:char-shading-value="0"/>
    </style:style>
    <style:style style:name="T12" style:family="text">
      <style:text-properties fo:color="#ce9178" style:font-name="Droid Sans Mono" fo:font-weight="normal" fo:background-color="#1e1e1e" loext:char-shading-value="0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style:font-name="Bitstream Vera Sans Mono" fo:font-size="12pt" style:text-underline-style="none" fo:font-weight="normal" officeooo:rsid="000202a0" fo:background-color="transparent" loext:char-shading-value="0" style:font-size-asian="10.5pt" style:font-weight-asian="normal" style:font-size-complex="12pt" style:font-weight-complex="normal"/>
    </style:style>
    <style:style style:name="T15" style:family="text">
      <style:text-properties style:font-name="Bitstream Vera Sans Mono" fo:font-size="12pt" style:text-underline-style="none" fo:font-weight="normal" officeooo:rsid="0004be63" fo:background-color="transparent" loext:char-shading-value="0" style:font-size-asian="10.5pt" style:font-weight-asian="normal" style:font-size-complex="12pt" style:font-weight-complex="normal"/>
    </style:style>
    <style:style style:name="T16" style:family="text">
      <style:text-properties fo:color="#d4d4d4" style:font-name="Droid Sans Mono" fo:font-size="10.5pt" fo:font-weight="normal" fo:background-color="#1e1e1e" loext:char-shading-value="0"/>
    </style:style>
    <style:style style:name="T17" style:family="text">
      <style:text-properties fo:color="#d4d4d4" style:font-name="Droid Sans Mono" fo:font-weight="normal" fo:background-color="#1e1e1e" loext:char-shading-value="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eparação de Astronautas</text:p>
      <text:p text:style-name="P1">Formulários de outro planeta</text:p>
      <text:p text:style-name="P1">Introdução</text:p>
      <text:list xml:id="list4083482040" text:style-name="L1">
        <text:list-item>
          <text:p text:style-name="P19">Abertura</text:p>
        </text:list-item>
      </text:list>
      <text:p text:style-name="P3">Como funcionam os formulários, como criar a estrutura de um formulário, como utilizar diversos tipos de entradas de dados para um bom formulário.</text:p>
      <text:p text:style-name="P3"/>
      <text:list xml:id="list81342612708437" text:continue-numbering="true" text:style-name="L1">
        <text:list-item>
          <text:p text:style-name="P20">O que são forms</text:p>
        </text:list-item>
      </text:list>
      <text:p text:style-name="P3"/>
      <text:p text:style-name="P5">Formulários</text:p>
      <text:p text:style-name="P3"/>
      <text:p text:style-name="P5">Para que serve?</text:p>
      <text:p text:style-name="P3">- Capturar dados de entrada (input)</text:p>
      <text:p text:style-name="P3">- Interação</text:p>
      <text:p text:style-name="P3">- Controle</text:p>
      <text:p text:style-name="P3"/>
      <text:p text:style-name="P5">Pré requisitos</text:p>
      <text:p text:style-name="P3">- Básico HTML</text:p>
      <text:p text:style-name="P3"/>
      <text:p text:style-name="P5">Dominar</text:p>
      <text:p text:style-name="P3">- Estilização</text:p>
      <text:p text:style-name="P3">- Validação</text:p>
      <text:p text:style-name="P3">- Controles customizados</text:p>
      <text:p text:style-name="P3">- Javascript</text:p>
      <text:p text:style-name="P4"/>
      <text:p text:style-name="P14">Preparação de Astronautas</text:p>
      <text:p text:style-name="P1">Formulários de outro planeta</text:p>
      <text:p text:style-name="P2">Estrutura</text:p>
      <text:list xml:id="list1022904460" text:style-name="L2">
        <text:list-item>
          <text:p text:style-name="P21">Form</text:p>
        </text:list-item>
      </text:list>
      <text:p text:style-name="P7">- Elemento que definirá um formulário;</text:p>
      <text:p text:style-name="P7">- É um container estilo &lt;section&gt; &lt;footer&gt;</text:p>
      <text:p text:style-name="P7"/>
      <text:p text:style-name="P7">Atributos básicos</text:p>
      <text:p text:style-name="P16">- action -&gt; para aonde o formulário será submetido.</text:p>
      <text:p text:style-name="P15">- method -&gt; POST e GET</text:p>
      <text:p text:style-name="P18">GET - verbo http que envia dados. Uma maneira de enviar dados. Usado mais para formulário de pesquisa.</text:p>
      <text:p text:style-name="P17">POST - verbo http que envia dados. Uma maneira de enviar dados. Dados ficam escondidos. Usado mais para formulários de usuários.</text:p>
      <text:p text:style-name="P7"/>
      <text:p text:style-name="P7">OBSERVAÇÃO: Não pode criar um form dentro de outro form.</text:p>
      <text:p text:style-name="P7"/>
      <text:p text:style-name="P9"><text:span text:style-name="T1">&lt;</text:span><text:span text:style-name="T4">form</text:span> <text:span text:style-name="T7">action</text:span>=<text:span text:style-name="T10">""</text:span> <text:span text:style-name="T7">method</text:span>=<text:span text:style-name="T10">"GET"</text:span><text:span text:style-name="T1">&gt;</text:span></text:p>
      <text:p text:style-name="P12">&lt;!-- http://minhapagina.com.br/?name=Thiago&amp;email=thiago@thiago.com --&gt;</text:p>
      <text:p text:style-name="P13"/>
      <text:p text:style-name="P11"><text:span text:style-name="T1">&lt;/</text:span><text:span text:style-name="T4">form</text:span><text:span text:style-name="T1">&gt;</text:span></text:p>
      <text:p text:style-name="P13"/>
      <text:p text:style-name="P11"><text:span text:style-name="T1">&lt;</text:span><text:span text:style-name="T4">form</text:span> <text:span text:style-name="T7">action</text:span>=<text:span text:style-name="T10">""</text:span> <text:span text:style-name="T7">method</text:span>=<text:span text:style-name="T10">"POST"</text:span><text:span text:style-name="T1">&gt;</text:span></text:p>
      <text:p text:style-name="P12">&lt;!-- conteúdo do nosso formulário. --&gt;</text:p>
      <text:p text:style-name="P11"><text:span text:style-name="T1">&lt;/</text:span><text:span text:style-name="T4">form</text:span><text:span text:style-name="T1">&gt;</text:span></text:p>
      <text:p text:style-name="P7"/>
      <text:list xml:id="list81343486406917" text:continue-numbering="true" text:style-name="L2">
        <text:list-item>
          <text:p text:style-name="P21">Fieldset Legend</text:p>
        </text:list-item>
      </text:list>
      <text:p text:style-name="P6"/>
      <text:p text:style-name="P6"><text:tab/><text:span text:style-name="T13">&lt;fieldset&gt;</text:span></text:p>
      <text:p text:style-name="P6"><text:s text:c="4"/>- agrupameto de campos</text:p>
      <text:p text:style-name="P6"><text:s text:c="4"/>- mesmo propósito</text:p>
      <text:p text:style-name="P6"><text:s text:c="4"/>- semântico</text:p>
      <text:p text:style-name="P6"><text:s text:c="4"/>- acessibilidade</text:p>
      <text:p text:style-name="P6"/>
      <text:p text:style-name="P6"><text:s text:c="4"/><text:span text:style-name="T13">Atributos especiais</text:span></text:p>
      <text:p text:style-name="P6"><text:s text:c="4"/>- <text:span text:style-name="T13">disabled</text:span></text:p>
      <text:p text:style-name="P6"><text:s text:c="8"/>- desabilita todos os elementos internos</text:p>
      <text:p text:style-name="P6"><text:s text:c="8"/>- não serão enviados ao submeter o formulário</text:p>
      <text:p text:style-name="P6"><text:s text:c="4"/>- <text:span text:style-name="T13">form</text:span></text:p>
      <text:p text:style-name="P6"><text:s text:c="8"/>- o id de um formulário ao qual esse fieldset pertence não precisa estar dentro do formulário.</text:p>
      <text:p text:style-name="P6"><text:s text:c="4"/>- <text:span text:style-name="T13">name</text:span></text:p>
      <text:p text:style-name="P6"><text:s text:c="8"/>- nome do grupo</text:p>
      <text:p text:style-name="P6"/>
      <text:p text:style-name="P6"><text:s text:c="4"/>&lt;<text:span text:style-name="T13">legend</text:span>&gt;</text:p>
      <text:p text:style-name="P6"><text:s text:c="8"/>- nome do agrupamento de</text:p>
      <text:p text:style-name="P6"><text:s text:c="8"/>- primeiro elemento dentro do fieldset</text:p>
      <text:p text:style-name="P6"/>
      <text:p text:style-name="P10"><text:span text:style-name="T1">&lt;</text:span><text:span text:style-name="T4">form</text:span> <text:span text:style-name="T7">action</text:span>=<text:span text:style-name="T10">""</text:span><text:span text:style-name="T1">&gt;</text:span></text:p>
      <text:p text:style-name="P11"><text:span text:style-name="T1">&lt;</text:span><text:span text:style-name="T4">fieldset</text:span> <text:span text:style-name="T7">disabled</text:span><text:span text:style-name="T1">&gt;</text:span></text:p>
      <text:p text:style-name="P11"><text:soft-page-break/><text:span text:style-name="T1">&lt;</text:span><text:span text:style-name="T4">legend</text:span><text:span text:style-name="T1">&gt;</text:span>Contato<text:span text:style-name="T1">&lt;/</text:span><text:span text:style-name="T4">legend</text:span><text:span text:style-name="T1">&gt;</text:span></text:p>
      <text:p text:style-name="P11"><text:span text:style-name="T1">&lt;</text:span><text:span text:style-name="T4">label</text:span> <text:span text:style-name="T7">for</text:span>=<text:span text:style-name="T10">""</text:span><text:span text:style-name="T1">&gt;</text:span>Name<text:span text:style-name="T1">&lt;/</text:span><text:span text:style-name="T4">label</text:span><text:span text:style-name="T1">&gt;</text:span></text:p>
      <text:p text:style-name="P11"><text:span text:style-name="T1">&lt;</text:span><text:span text:style-name="T4">input</text:span> <text:span text:style-name="T7">type</text:span>=<text:span text:style-name="T10">"text"</text:span><text:span text:style-name="T1">&gt;</text:span></text:p>
      <text:p text:style-name="P11"><text:span text:style-name="T1">&lt;/</text:span><text:span text:style-name="T4">fieldset</text:span><text:span text:style-name="T1">&gt;</text:span></text:p>
      <text:p text:style-name="P11"><text:span text:style-name="T1">&lt;/</text:span><text:span text:style-name="T4">form</text:span><text:span text:style-name="T1">&gt;</text:span></text:p>
      <text:p text:style-name="P13"/>
      <text:p text:style-name="P11"><text:span text:style-name="T1">&lt;</text:span><text:span text:style-name="T4">form</text:span> <text:span text:style-name="T7">id</text:span>=<text:span text:style-name="T10">"phone"</text:span> <text:span text:style-name="T7">action</text:span>=<text:span text:style-name="T10">""</text:span><text:span text:style-name="T1">&gt;</text:span></text:p>
      <text:p text:style-name="P11"><text:span text:style-name="T1">&lt;</text:span><text:span text:style-name="T4">button</text:span><text:span text:style-name="T1">&gt;</text:span>Enviar<text:span text:style-name="T1">&lt;/</text:span><text:span text:style-name="T4">button</text:span><text:span text:style-name="T1">&gt;</text:span></text:p>
      <text:p text:style-name="P11"><text:span text:style-name="T1">&lt;/</text:span><text:span text:style-name="T4">form</text:span><text:span text:style-name="T1">&gt;</text:span></text:p>
      <text:p text:style-name="P13"/>
      <text:p text:style-name="P11"><text:span text:style-name="T1">&lt;</text:span><text:span text:style-name="T4">fieldset</text:span> <text:span text:style-name="T7">form</text:span>=<text:span text:style-name="T10">"phone"</text:span> <text:span text:style-name="T7">name</text:span>=<text:span text:style-name="T10">"inputs-contact"</text:span><text:span text:style-name="T1">&gt;</text:span></text:p>
      <text:p text:style-name="P11"><text:span text:style-name="T1">&lt;</text:span><text:span text:style-name="T4">legend</text:span><text:span text:style-name="T1">&gt;</text:span>Phone<text:span text:style-name="T1">&lt;/</text:span><text:span text:style-name="T4">legend</text:span><text:span text:style-name="T1">&gt;</text:span></text:p>
      <text:p text:style-name="P11"><text:span text:style-name="T1">&lt;</text:span><text:span text:style-name="T4">label</text:span> <text:span text:style-name="T7">for</text:span>=<text:span text:style-name="T10">""</text:span><text:span text:style-name="T1">&gt;</text:span>Number<text:span text:style-name="T1">&lt;/</text:span><text:span text:style-name="T4">label</text:span><text:span text:style-name="T1">&gt;</text:span></text:p>
      <text:p text:style-name="P11"><text:span text:style-name="T1">&lt;</text:span><text:span text:style-name="T4">input</text:span> <text:span text:style-name="T7">type</text:span>=<text:span text:style-name="T10">"text"</text:span><text:span text:style-name="T1">&gt;</text:span></text:p>
      <text:p text:style-name="P8"><text:span text:style-name="T1">&lt;/</text:span><text:span text:style-name="T4">fieldset</text:span><text:span text:style-name="T1">&gt;</text:span></text:p>
      <text:p text:style-name="P6"/>
      <text:list xml:id="list81343309797879" text:continue-numbering="true" text:style-name="L2">
        <text:list-item>
          <text:p text:style-name="P21">Label</text:p>
        </text:list-item>
      </text:list>
      <text:p text:style-name="P23">&lt;label&gt;</text:p>
      <text:list xml:id="list2910889085" text:style-name="L3">
        <text:list-item>
          <text:p text:style-name="P25"><text:span text:style-name="T14">associar e identificar uma (ou mais) tag de entrada de dados;</text:span></text:p>
        </text:list-item>
        <text:list-item>
          <text:p text:style-name="P25"><text:span text:style-name="T14">acessibilidade;</text:span></text:p>
        </text:list-item>
        <text:list-item>
          <text:p text:style-name="P25"><text:span text:style-name="T14">você poderá clicar para mudar o foco da entrada de dados;</text:span></text:p>
        </text:list-item>
      </text:list>
      <text:p text:style-name="P24">Atributos</text:p>
      <text:list xml:id="list3142961776" text:style-name="L4">
        <text:list-item>
          <text:p text:style-name="P26"><text:span text:style-name="T14">for</text:span></text:p>
          <text:list>
            <text:list-item>
              <text:p text:style-name="P26"><text:span text:style-name="T14">para fazer a conexão entre este label e a tag de entrada de dados;</text:span></text:p>
            </text:list-item>
            <text:list-item>
              <text:p text:style-name="P26"><text:span text:style-name="T14">é feita via id do input;</text:span></text:p>
            </text:list-item>
            <text:list-item>
              <text:p text:style-name="P26"><text:span text:style-name="T14">só funciona com elementos específicos:</text:span></text:p>
              <text:list>
                <text:list-item>
                  <text:p text:style-name="P26"><text:span text:style-name="T14">button, input (not hidden), meter, output, progress, select, te</text:span><text:span text:style-name="T15">x</text:span><text:span text:style-name="T14">tarea.</text:span></text:p>
                </text:list-item>
              </text:list>
            </text:list-item>
          </text:list>
        </text:list-item>
      </text:list>
      <text:p text:style-name="P27"><text:span text:style-name="T14"/></text:p>
      <text:p text:style-name="P32"><text:span text:style-name="T1">&lt;</text:span><text:span text:style-name="T4">label</text:span><text:span text:style-name="T1">&gt;</text:span></text:p>
      <text:p text:style-name="P11">Nome completo: </text:p>
      <text:p text:style-name="P11"><text:span text:style-name="T1">&lt;</text:span><text:span text:style-name="T4">input</text:span> <text:span text:style-name="T7">type</text:span>=<text:span text:style-name="T10">"text"</text:span><text:span text:style-name="T1">&gt;</text:span></text:p>
      <text:p text:style-name="P11"><text:span text:style-name="T1">&lt;/</text:span><text:span text:style-name="T4">label</text:span><text:span text:style-name="T1">&gt;</text:span></text:p>
      <text:p text:style-name="P13"/>
      <text:p text:style-name="P11"><text:span text:style-name="T1">&lt;</text:span><text:span text:style-name="T4">label</text:span> <text:span text:style-name="T7">for</text:span>=<text:span text:style-name="T10">"phone"</text:span><text:span text:style-name="T1">&gt;</text:span>Phone:<text:span text:style-name="T1">&lt;/</text:span><text:span text:style-name="T4">label</text:span><text:span text:style-name="T1">&gt;</text:span></text:p>
      <text:p text:style-name="P13"><text:span text:style-name="T3">&lt;</text:span><text:span text:style-name="T6">input</text:span><text:span text:style-name="T17"> </text:span><text:span text:style-name="T9">id</text:span><text:span text:style-name="T17">=</text:span><text:span text:style-name="T12">"phone"</text:span><text:span text:style-name="T17"> </text:span><text:span text:style-name="T9">type</text:span><text:span text:style-name="T17">=</text:span><text:span text:style-name="T12">"text"</text:span><text:span text:style-name="T3">&gt;</text:span></text:p>
      <text:p text:style-name="P27"><text:span text:style-name="T14"/></text:p>
      <text:list xml:id="list81343736148097" text:continue-list="list81343309797879" text:style-name="L2">
        <text:list-item>
          <text:p text:style-name="P21">Button</text:p>
        </text:list-item>
      </text:list>
      <text:p text:style-name="P6">&lt;button&gt;</text:p>
      <text:list xml:id="list4201980150" text:style-name="L5">
        <text:list-item>
          <text:p text:style-name="P28"><text:span text:style-name="T14">Representa um botão;</text:span></text:p>
        </text:list-item>
        <text:list-item>
          <text:p text:style-name="P28"><text:span text:style-name="T14">Usado para enviar formulários;</text:span></text:p>
        </text:list-item>
        <text:list-item>
          <text:p text:style-name="P28"><text:span text:style-name="T14">É estilizado pelo user agent;</text:span></text:p>
        </text:list-item>
      </text:list>
      <text:p text:style-name="P6"/>
      <text:p text:style-name="P6">Atributos comuns</text:p>
      <text:list xml:id="list920112833" text:style-name="L6">
        <text:list-item>
          <text:p text:style-name="P30"><text:span text:style-name="T14">type:</text:span></text:p>
          <text:list>
            <text:list-item>
              <text:p text:style-name="P30"><text:span text:style-name="T14">submit;</text:span></text:p>
            </text:list-item>
            <text:list-item>
              <text:p text:style-name="P30"><text:span text:style-name="T14">reset;</text:span></text:p>
            </text:list-item>
            <text:list-item>
              <text:p text:style-name="P30"><text:span text:style-name="T14">button.</text:span></text:p>
            </text:list-item>
          </text:list>
        </text:list-item>
        <text:list-item>
          <text:p text:style-name="P30"><text:span text:style-name="T14">Autofocus;</text:span></text:p>
        </text:list-item>
        <text:list-item>
          <text:p text:style-name="P30"><text:span text:style-name="T14">disabled;</text:span></text:p>
        </text:list-item>
        <text:list-item>
          <text:p text:style-name="P30"><text:soft-page-break/><text:span text:style-name="T14">name:</text:span></text:p>
        </text:list-item>
        <text:list-item>
          <text:p text:style-name="P30"><text:span text:style-name="T14">value;</text:span></text:p>
        </text:list-item>
        <text:list-item>
          <text:p text:style-name="P30"><text:span text:style-name="T14">form.</text:span></text:p>
        </text:list-item>
      </text:list>
      <text:p text:style-name="P29"><text:span text:style-name="T14"/></text:p>
      <text:p text:style-name="P33"><text:span text:style-name="T1">&lt;</text:span><text:span text:style-name="T4">form</text:span> <text:span text:style-name="T7">action</text:span>=<text:span text:style-name="T10">""</text:span><text:span text:style-name="T1">&gt;</text:span></text:p>
      <text:p text:style-name="P11"><text:span text:style-name="T1">&lt;</text:span><text:span text:style-name="T4">input</text:span> <text:span text:style-name="T7">type</text:span>=<text:span text:style-name="T10">"text"</text:span> <text:span text:style-name="T7">value</text:span>=<text:span text:style-name="T10">"alguma coisa"</text:span><text:span text:style-name="T1">&gt;</text:span></text:p>
      <text:p text:style-name="P11"><text:span text:style-name="T1">&lt;</text:span><text:span text:style-name="T4">button</text:span> <text:span text:style-name="T7">type</text:span>=<text:span text:style-name="T10">"reset"</text:span><text:span text:style-name="T1">&gt;</text:span>Limpar<text:span text:style-name="T1">&lt;/</text:span><text:span text:style-name="T4">button</text:span><text:span text:style-name="T1">&gt;</text:span></text:p>
      <text:p text:style-name="P11"><text:span text:style-name="T1">&lt;/</text:span><text:span text:style-name="T4">form</text:span><text:span text:style-name="T1">&gt;</text:span></text:p>
      <text:p text:style-name="P11"><text:span text:style-name="T1">&lt;</text:span><text:span text:style-name="T4">button</text:span> <text:span text:style-name="T7">autofocus</text:span><text:span text:style-name="T1">&gt;</text:span>Enviar<text:span text:style-name="T1">&lt;/</text:span><text:span text:style-name="T4">button</text:span><text:span text:style-name="T1">&gt;&lt;</text:span><text:span text:style-name="T4">br</text:span><text:span text:style-name="T1">&gt;</text:span></text:p>
      <text:p text:style-name="P11"><text:span text:style-name="T1">&lt;</text:span><text:span text:style-name="T4">button</text:span> <text:span text:style-name="T7">disabled</text:span><text:span text:style-name="T1">&gt;</text:span>Enviar<text:span text:style-name="T1">&lt;/</text:span><text:span text:style-name="T4">button</text:span><text:span text:style-name="T1">&gt;&lt;</text:span><text:span text:style-name="T4">br</text:span><text:span text:style-name="T1">&gt;</text:span></text:p>
      <text:p text:style-name="P11"><text:span text:style-name="T1">&lt;</text:span><text:span text:style-name="T4">button</text:span> <text:span text:style-name="T7">type</text:span>=<text:span text:style-name="T10">"submit"</text:span> <text:span text:style-name="T7">name</text:span>=<text:span text:style-name="T10">"button"</text:span> <text:span text:style-name="T7">value</text:span>=<text:span text:style-name="T10">"Valor qualquer"</text:span><text:span text:style-name="T1">&gt;</text:span>Enviar<text:span text:style-name="T1">&lt;/</text:span><text:span text:style-name="T4">button</text:span><text:span text:style-name="T1">&gt;</text:span></text:p>
      <text:p text:style-name="P11"><text:span text:style-name="T1">&lt;</text:span><text:span text:style-name="T4">form</text:span> <text:span text:style-name="T7">action</text:span>=<text:span text:style-name="T10">""</text:span> <text:span text:style-name="T7">id</text:span>=<text:span text:style-name="T10">"meu=form"</text:span><text:span text:style-name="T1">&gt;&lt;/</text:span><text:span text:style-name="T4">form</text:span><text:span text:style-name="T1">&gt;</text:span></text:p>
      <text:p text:style-name="P13"><text:span text:style-name="T3">&lt;</text:span><text:span text:style-name="T6">button</text:span><text:span text:style-name="T17"> </text:span><text:span text:style-name="T9">type</text:span><text:span text:style-name="T17">=</text:span><text:span text:style-name="T12">"submit"</text:span><text:span text:style-name="T17"> </text:span><text:span text:style-name="T9">form</text:span><text:span text:style-name="T17">=</text:span><text:span text:style-name="T12">"meu-form"</text:span><text:span text:style-name="T3">&gt;</text:span><text:span text:style-name="T17">Enviar</text:span><text:span text:style-name="T3">&lt;/</text:span><text:span text:style-name="T6">button</text:span><text:span text:style-name="T3">&gt;</text:span></text:p>
      <text:p text:style-name="P29"><text:span text:style-name="T14"/></text:p>
      <text:list xml:id="list81342802288294" text:continue-list="list81343736148097" text:style-name="L2">
        <text:list-item>
          <text:p text:style-name="P21">Datalist</text:p>
        </text:list-item>
      </text:list>
      <text:p text:style-name="P6"># &lt;datalist&gt; </text:p>
      <text:p text:style-name="P6">- Lista de valores como sugestão a uma taf &lt;input&gt;;</text:p>
      <text:p text:style-name="P6">- Valores sugestivos e não obrigatórios;</text:p>
      <text:p text:style-name="P6">- Usuários poderão selecionar um dos valores, ou colocar um valor diferente da sugestão.</text:p>
      <text:p text:style-name="P6"/>
      <text:p text:style-name="P6">&lt;datalist id="fruitsdata"&gt;</text:p>
      <text:p text:style-name="P6"><text:s text:c="4"/>&lt;option&gt;apple&lt;/option&gt;</text:p>
      <text:p text:style-name="P6"><text:s text:c="4"/>&lt;option&gt;banana&lt;/option&gt;</text:p>
      <text:p text:style-name="P6"><text:s text:c="4"/>&lt;option&gt;mango&lt;/option&gt;</text:p>
      <text:p text:style-name="P6"><text:s text:c="4"/>&lt;option&gt;orange&lt;/option&gt;</text:p>
      <text:p text:style-name="P6"><text:s text:c="4"/>&lt;option&gt;cherry&lt;/option&gt;</text:p>
      <text:p text:style-name="P6">&lt;/datalist&gt;</text:p>
      <text:p text:style-name="P6"/>
      <text:p text:style-name="P6"># List</text:p>
      <text:p text:style-name="P6"/>
      <text:p text:style-name="P6">- Recebe como valor o id de um &lt;datalist&gt; residente no mesmo documento.</text:p>
      <text:p text:style-name="P6"/>
      <text:p text:style-name="P6"># Tipos de input suportados</text:p>
      <text:p text:style-name="P6"/>
      <text:p text:style-name="P6">- text, search, url, tel, email, date, month, week, time, datetime-local, number, range e color.</text:p>
      <text:p text:style-name="P6"/>
      <text:p text:style-name="P6"><text:s/>* Valores de datalist que não são compatíveis com o tipo do &lt;input&gt; não serão apresentados.</text:p>
      <text:p text:style-name="P6"/>
      <text:p text:style-name="P6"><text:s/># Tipos de input não suportados (conforme especificação)</text:p>
      <text:p text:style-name="P6"/>
      <text:p text:style-name="P6"><text:s/>- hidden, password, checkbox, radio, file, ou qualquer tipo de button</text:p>
      <text:p text:style-name="P6"/>
      <text:p text:style-name="P6"><text:s/># User Agent</text:p>
      <text:p text:style-name="P6"/>
      <text:p text:style-name="P6"><text:s/>Verificar a compatibilidade com o browser <text:a xlink:type="simple" xlink:href="https://caniuse.com/" text:style-name="Internet_20_link" text:visited-style-name="Visited_20_Internet_20_Link">https://caniuse.com</text:a></text:p>
      <text:p text:style-name="P6"/>
      <text:p text:style-name="P10"><text:span text:style-name="T1">&lt;</text:span><text:span text:style-name="T4">input</text:span> <text:span text:style-name="T7">type</text:span>=<text:span text:style-name="T10">"text"</text:span></text:p>
      <text:p text:style-name="P11"><text:soft-page-break/><text:span text:style-name="T7">list</text:span>=<text:span text:style-name="T10">"fruitsdata"</text:span></text:p>
      <text:p text:style-name="P11"><text:span text:style-name="T7">placeholder</text:span>=<text:span text:style-name="T10">"Escolha uma fruta"</text:span><text:span text:style-name="T1">/&gt;</text:span></text:p>
      <text:p text:style-name="P13"/>
      <text:p text:style-name="P11"><text:span text:style-name="T1">&lt;</text:span><text:span text:style-name="T4">datalist</text:span> <text:span text:style-name="T7">id</text:span>=<text:span text:style-name="T10">"fruitsdata"</text:span><text:span text:style-name="T1">&gt;</text:span></text:p>
      <text:p text:style-name="P11"><text:span text:style-name="T1"><text:tab/>&lt;</text:span><text:span text:style-name="T4">option</text:span><text:span text:style-name="T1">&gt;</text:span>apple<text:span text:style-name="T1">&lt;/</text:span><text:span text:style-name="T4">option</text:span><text:span text:style-name="T1">&gt;</text:span></text:p>
      <text:p text:style-name="P11"><text:span text:style-name="T1"><text:tab/>&lt;</text:span><text:span text:style-name="T4">option</text:span><text:span text:style-name="T1">&gt;</text:span>banana<text:span text:style-name="T1">&lt;/</text:span><text:span text:style-name="T4">option</text:span><text:span text:style-name="T1">&gt;</text:span></text:p>
      <text:p text:style-name="P11"><text:span text:style-name="T1"><text:tab/>&lt;</text:span><text:span text:style-name="T4">option</text:span><text:span text:style-name="T1">&gt;</text:span>mango<text:span text:style-name="T1">&lt;/</text:span><text:span text:style-name="T4">option</text:span><text:span text:style-name="T1">&gt;</text:span></text:p>
      <text:p text:style-name="P11"><text:span text:style-name="T1"><text:tab/>&lt;</text:span><text:span text:style-name="T4">option</text:span><text:span text:style-name="T1">&gt;</text:span>orange<text:span text:style-name="T1">&lt;/</text:span><text:span text:style-name="T4">option</text:span><text:span text:style-name="T1">&gt;</text:span></text:p>
      <text:p text:style-name="P11"><text:span text:style-name="T1"><text:tab/>&lt;</text:span><text:span text:style-name="T4">option</text:span><text:span text:style-name="T1">&gt;</text:span>cherry<text:span text:style-name="T1">&lt;/</text:span><text:span text:style-name="T4">option</text:span><text:span text:style-name="T1">&gt;</text:span></text:p>
      <text:p text:style-name="P11"><text:span text:style-name="T1">&lt;/</text:span><text:span text:style-name="T4">datalist</text:span><text:span text:style-name="T1">&gt;</text:span></text:p>
      <text:p text:style-name="P13"/>
      <text:p text:style-name="P11"><text:span text:style-name="T1">&lt;</text:span><text:span text:style-name="T4">input</text:span> <text:span text:style-name="T7">type</text:span>=<text:span text:style-name="T10">"color"</text:span></text:p>
      <text:p text:style-name="P11"><text:span text:style-name="T7">list</text:span>=<text:span text:style-name="T10">"colors"</text:span><text:span text:style-name="T1">/&gt;</text:span></text:p>
      <text:p text:style-name="P11"><text:span text:style-name="T1">&lt;</text:span><text:span text:style-name="T4">datalist</text:span> <text:span text:style-name="T7">id</text:span>=<text:span text:style-name="T10">"colors"</text:span><text:span text:style-name="T1">&gt;</text:span></text:p>
      <text:p text:style-name="P11"><text:span text:style-name="T1"><text:tab/>&lt;</text:span><text:span text:style-name="T4">option</text:span><text:span text:style-name="T1">&gt;</text:span>#ff0000<text:span text:style-name="T1">&lt;/</text:span><text:span text:style-name="T4">option</text:span><text:span text:style-name="T1">&gt;</text:span></text:p>
      <text:p text:style-name="P11"><text:span text:style-name="T1"><text:tab/>&lt;</text:span><text:span text:style-name="T4">option</text:span><text:span text:style-name="T1">&gt;</text:span>#00ff00<text:span text:style-name="T1">&lt;/</text:span><text:span text:style-name="T4">option</text:span><text:span text:style-name="T1">&gt;</text:span></text:p>
      <text:p text:style-name="P8"><text:span text:style-name="T1">&lt;/</text:span><text:span text:style-name="T4">datalist</text:span><text:span text:style-name="T1">&gt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>
      <style:text-properties fo:font-weight="bold" fo:background-color="#ff8000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19T16:58:36.891751409</meta:creation-date>
    <dc:date>2021-05-20T08:13:41.899779802</dc:date>
    <meta:editing-duration>PT51M44S</meta:editing-duration>
    <meta:editing-cycles>2</meta:editing-cycles>
    <meta:generator>LibreOffice/6.1.5.2$Linux_X86_64 LibreOffice_project/10$Build-2</meta:generator>
    <meta:document-statistic meta:table-count="0" meta:image-count="0" meta:object-count="0" meta:page-count="5" meta:paragraph-count="146" meta:word-count="557" meta:character-count="4106" meta:non-whitespace-character-count="3605"/>
  </office:meta>
</office:document-meta>
</file>